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Ubuntu" fo:font-size="14pt" fo:language="ru" fo:country="RU" officeooo:paragraph-rsid="00052117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fo:language="ru" fo:country="RU" officeooo:paragraph-rsid="0005211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fo:language="ru" fo:country="RU" officeooo:paragraph-rsid="00052117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officeooo:paragraph-rsid="00052117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fo:language="uk" fo:country="UA" officeooo:paragraph-rsid="00052117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Ubuntu" fo:font-size="14pt" fo:language="uk" fo:country="UA" officeooo:paragraph-rsid="00052117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Ubuntu" fo:font-size="14pt" fo:language="uk" fo:country="UA" officeooo:rsid="0002b0b8" officeooo:paragraph-rsid="00052117" style:font-size-asian="14pt" style:font-size-complex="14pt"/>
    </style:style>
    <style:style style:name="P8" style:family="paragraph" style:parent-style-name="Subtitle">
      <style:paragraph-properties fo:orphans="0" fo:widows="0"/>
      <style:text-properties style:font-name="Ubuntu" fo:font-size="14pt" fo:font-weight="normal" officeooo:paragraph-rsid="00052117" style:font-size-asian="14pt" style:font-weight-asian="normal" style:font-size-complex="10.5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Ubuntu" officeooo:paragraph-rsid="00052117"/>
    </style:style>
    <style:style style:name="P10" style:family="paragraph" style:parent-style-name="Standard">
      <style:paragraph-properties fo:text-align="end" style:justify-single-word="false"/>
      <style:text-properties style:font-name="Ubuntu" officeooo:paragraph-rsid="00052117"/>
    </style:style>
    <style:style style:name="P11" style:family="paragraph" style:parent-style-name="Standard">
      <style:paragraph-properties fo:text-align="center" style:justify-single-word="false"/>
      <style:text-properties officeooo:paragraph-rsid="001932c4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1" fo:break-before="auto" fo:break-after="auto"/>
      <style:text-properties style:font-name="Ubuntu" fo:font-size="14pt" fo:language="ru" fo:country="RU" officeooo:paragraph-rsid="00052117" style:font-size-asian="14pt" style:font-size-complex="14pt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41e99f" style:font-size-asian="14pt" style:font-size-complex="14pt"/>
    </style:style>
    <style:style style:name="T3" style:family="text">
      <style:text-properties fo:font-size="14pt" fo:language="uk" fo:country="UA" style:font-size-asian="14pt" style:font-size-complex="14pt"/>
    </style:style>
    <style:style style:name="T4" style:family="text">
      <style:text-properties fo:font-size="14pt" fo:language="uk" fo:country="UA" officeooo:rsid="00581544" style:font-size-asian="14pt" style:font-size-complex="14pt"/>
    </style:style>
    <style:style style:name="T5" style:family="text">
      <style:text-properties fo:font-size="14pt" fo:language="uk" fo:country="UA" officeooo:rsid="0002b0b8" style:font-size-asian="14pt" style:font-size-complex="14pt"/>
    </style:style>
    <style:style style:name="T6" style:family="text">
      <style:text-properties fo:language="ru" fo:country="RU"/>
    </style:style>
    <style:style style:name="T7" style:family="text">
      <style:text-properties style:font-name="Ubuntu" fo:font-size="14pt" fo:language="uk" fo:country="UA" style:font-size-asian="14pt" style:font-size-complex="14pt"/>
    </style:style>
    <style:style style:name="T8" style:family="text">
      <style:text-properties style:font-name="Ubuntu" fo:font-size="14pt" fo:language="uk" fo:country="UA" officeooo:rsid="003eced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іністерство освіти і науки України</text:p>
      <text:p text:style-name="P1">Національний технічний університет України</text:p>
      <text:p text:style-name="P1">“Київський політехнічний інститут”</text:p>
      <text:p text:style-name="P1">Кафедра АСОІУ</text:p>
      <text:p text:style-name="P1"/>
      <text:p text:style-name="P1"/>
      <text:p text:style-name="P1"/>
      <text:p text:style-name="P1"/>
      <text:p text:style-name="P1">ЗВІТ</text:p>
      <text:p text:style-name="P9"><text:span text:style-name="T1">про виконання </text:span><text:span text:style-name="T3">лабораторної роботи </text:span><text:span text:style-name="T1">№</text:span><text:span text:style-name="T2">5</text:span></text:p>
      <text:p text:style-name="P1">з дисципліни</text:p>
      <text:p text:style-name="P9"><text:span text:style-name="T1">“</text:span><text:span text:style-name="T6"> </text:span><text:span text:style-name="T1">Аналіз даних в інформаційно-управляючих системах”</text:span><text:bookmark text:name="_aumkzta83g4o1"/></text:p>
      <text:p text:style-name="P8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5"/>
      <text:p text:style-name="P6">Виконав Студент </text:p>
      <text:p text:style-name="P10"><text:span text:style-name="T4">2</text:span><text:span text:style-name="T3"> курсу групи ІП-</text:span><text:span text:style-name="T5">1</text:span><text:span text:style-name="T3">1 </text:span></text:p>
      <text:p text:style-name="P7">Панченко Сергій</text:p>
      <text:p text:style-name="P11"><text:span text:style-name="T7">Київ 202</text:span><text:span text:style-name="T8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/>
    <style:style style:name="ListLabel_20_57" style:display-name="ListLabel 57" style:family="text">
      <style:text-properties fo:color="#0000ff" loext:opacity="100%" style:text-underline-style="solid" style:text-underline-width="auto" style:text-underline-color="font-color"/>
    </style:style>
    <style:style style:name="ListLabel_20_58" style:display-name="ListLabel 58" style:family="text">
      <style:text-properties fo:color="#ffff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+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+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+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+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+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+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+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+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+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+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+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+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+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+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+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+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+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+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5T21:15:35.090276748</dc:date>
    <meta:editing-duration>PT2H3M9S</meta:editing-duration>
    <meta:editing-cycles>35</meta:editing-cycles>
    <meta:document-statistic meta:table-count="0" meta:image-count="0" meta:object-count="0" meta:page-count="1" meta:paragraph-count="12" meta:word-count="38" meta:character-count="287" meta:non-whitespace-character-count="259"/>
  </office:meta>
</office:document-meta>
</file>